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f8208" officeooo:paragraph-rsid="000f8208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49cm" style:auto-text-indent="false"/>
      <style:text-properties fo:language="ru" fo:country="RU" fo:font-weight="bold" officeooo:rsid="000f8208" officeooo:paragraph-rsid="000f8208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49cm" style:auto-text-indent="false"/>
      <style:text-properties fo:language="ru" fo:country="RU" fo:font-weight="normal" officeooo:rsid="000f8208" officeooo:paragraph-rsid="000f8208" style:font-weight-asian="normal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номаревЕИ.ИСТ831</text:p>
      <text:p text:style-name="P1"/>
      <text:p text:style-name="P1"/>
      <text:p text:style-name="P1"/>
      <text:p text:style-name="P2"><text:span text:style-name="T1">Задание 1. Образуйте глагольные словосочетания с данными ниже словами. Составьте предложения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Претензия, виза, выговор, договор, заявка, приказ, повестка, постановление, предупреждение, учет, протокол, распоряжение, резолюция, счет, характеристик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4T03:38:41.662000000</meta:creation-date>
    <dc:date>2020-12-14T03:42:42.306000000</dc:date>
    <meta:editing-duration>PT4M1S</meta:editing-duration>
    <meta:editing-cycles>1</meta:editing-cycles>
    <meta:document-statistic meta:table-count="0" meta:image-count="0" meta:object-count="0" meta:page-count="1" meta:paragraph-count="3" meta:word-count="27" meta:character-count="265" meta:non-whitespace-character-count="241"/>
    <meta:generator>LibreOffice/7.0.1.2$Windows_X86_64 LibreOffice_project/7cbcfc562f6eb6708b5ff7d7397325de9e764452</meta:generator>
  </office:meta>
</office:document-meta>
</file>